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8000003C03EF51552429029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opacity="0%" draw:textarea-horizontal-align="justify" draw:textarea-vertical-align="middle" draw:auto-grow-height="false" fo:min-height="0.703cm" fo:min-width="4.262cm"/>
      <style:paragraph-properties style:writing-mode="lr-tb"/>
    </style:style>
    <style:style style:name="gr4" style:family="graphic" style:parent-style-name="standard">
      <style:graphic-properties svg:stroke-color="#ea1500" draw:fill-color="#ea1500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opacity="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a15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03cm" svg:height="24.383cm" svg:x="1.535cm" svg:y="1.77cm">
          <draw:image xlink:href="Pictures/10000001000002F8000003C03EF51552429029B9.png" xlink:type="simple" xlink:show="embed" xlink:actuate="onLoad" draw:mime-type="image/png">
            <text:p/>
          </draw:image>
        </draw:frame>
        <draw:line draw:style-name="gr2" draw:text-style-name="P2" draw:layer="layout" svg:x1="5.21cm" svg:y1="15.287cm" svg:x2="2.035cm" svg:y2="15.287cm">
          <text:p/>
        </draw:line>
        <draw:line draw:style-name="gr2" draw:text-style-name="P2" draw:layer="layout" svg:x1="5.21cm" svg:y1="23.86cm" svg:x2="2.035cm" svg:y2="23.86cm">
          <text:p/>
        </draw:line>
        <draw:line draw:style-name="gr2" draw:text-style-name="P2" draw:layer="layout" svg:x1="5.21cm" svg:y1="2.887cm" svg:x2="2.035cm" svg:y2="2.905cm">
          <text:p/>
        </draw:line>
        <draw:line draw:style-name="gr2" draw:text-style-name="P2" draw:layer="layout" svg:x1="2.035cm" svg:y1="15.287cm" svg:x2="2.036cm" svg:y2="2.905cm">
          <text:p/>
        </draw:line>
        <draw:line draw:style-name="gr2" draw:text-style-name="P2" draw:layer="layout" svg:x1="2.035cm" svg:y1="23.86cm" svg:x2="2.037cm" svg:y2="15.305cm">
          <text:p/>
        </draw:line>
        <draw:custom-shape draw:style-name="gr3" draw:text-style-name="P4" draw:layer="layout" svg:width="4.762cm" svg:height="0.953cm" draw:transform="rotate (1.5707963267949) translate (1cm 11.359cm)">
          <text:p text:style-name="P3"><text:span text:style-name="T1">Low Residence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62cm" svg:height="0.953cm" draw:transform="rotate (1.5707963267949) translate (1cm 21.759cm)">
          <text:p text:style-name="P3"><text:span text:style-name="T1">High Residence 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381cm" svg:x="3.54cm" svg:y="4.0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381cm" svg:height="0.381cm" svg:x="3.04cm" svg:y="7.0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as Ford</meta:initial-creator>
    <meta:creation-date>2021-12-09T08:25:34.486146036</meta:creation-date>
    <dc:date>2021-12-09T08:34:50.770724461</dc:date>
    <dc:creator>Lucas Ford</dc:creator>
    <meta:editing-duration>PT9M17S</meta:editing-duration>
    <meta:editing-cycles>1</meta:editing-cycles>
    <meta:generator>LibreOffice/7.2.3.2$Linux_X86_64 LibreOffice_project/20$Build-2</meta:generator>
    <meta:document-statistic meta:object-count="10"/>
  </office:meta>
</office:document-meta>
</file>